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4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9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1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3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5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6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7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9<text:s/></text:span><text:span text:style-name="T9">–</text:span><text:span text:style-name="T10"><text:s text:c="2"/>Pass Two of an Assembler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28 Oct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>Experiment 9:</text:span></text:p>
      <text:p text:style-name="P2"><text:span text:style-name="T19">Pass Two of an Assembler</text:span></text:p>
      <text:p text:style-name="P2"><text:span text:style-name="T20"/></text:p>
      <text:p text:style-name="P2"><text:span text:style-name="T21">Compilation of CodePrerequisite</text:span></text:p>
      <text:p text:style-name="P2"><text:span text:style-name="T22"/></text:p>
      <text:list text:style-name="L3">
        <text:list-item>
          <text:p text:style-name="P3"><text:span text:style-name="T23">The code is provided in the<text:s/></text:span><text:span text:style-name="T24">program.c<text:s/></text:span><text:span text:style-name="T25">file along with its documentation. You just need to run it on any compiler.</text:span></text:p>
        </text:list-item>
        <text:list-item>
          <text:p text:style-name="P3"><text:span text:style-name="T25">Compile like<text:s/></text:span><text:span text:style-name="T26">gcc program.c </text:span></text:p>
        </text:list-item>
      </text:list>
      <text:p text:style-name="P4"><text:span text:style-name="T26"><text:tab/><text:tab/><text:tab/>.\a.exe</text:span></text:p>
      <text:p text:style-name="P4"><text:span text:style-name="T27"/></text:p>
      <text:list text:style-name="L5">
        <text:list-item>
          <text:p text:style-name="P5"><text:span text:style-name="T28">The program will take an Inputs<text:s/></text:span><text:span text:style-name="T29">input.txt</text:span><text:span text:style-name="T30"><text:s/>file containing assembly code,<text:s/></text:span><text:span text:style-name="T31">optab.txt<text:s/></text:span><text:span text:style-name="T32">containing operations codes,<text:s/></text:span><text:span text:style-name="T33">symtab.txt</text:span><text:span text:style-name="T34"><text:s/>containing addreses of labels and simulate the pass two of the assembler and generate the output file as machine code</text:span></text:p>
        </text:list-item>
        <text:list-item>
          <text:p text:style-name="P5"><text:span text:style-name="T34">The I/O of the file is assembly code, space separated.Only limited commands and statements are supported.</text:span></text:p>
        </text:list-item>
        <text:list-item>
          <text:p text:style-name="P5"><text:span text:style-name="T34">The output will be<text:s/></text:span><text:span text:style-name="T35">output.txt</text:span><text:span text:style-name="T36">.</text:span></text:p>
        </text:list-item>
      </text:list>
      <text:p text:style-name="P6"><text:span text:style-name="T37">Output Screenshots</text:span></text:p>
      <text:p text:style-name="P6"><text:span text:style-name="T38"/></text:p>
      <text:p text:style-name="P6"><text:span text:style-name="T38"/></text:p>
      <text:p text:style-name="P6"><draw:frame text:anchor-type="as-char" svg:width="128.27mm" svg:height="31.12mm" style:rel-width="scale" style:rel-height="scale"><draw:object-ole xlink:href="OleObj1"/><draw:image xlink:href="ObjectReplacements/OleObj1"/></draw:frame><text:span text:style-name="T38"/></text:p>
      <text:p text:style-name="P6"><text:span text:style-name="T38"/></text:p>
      <text:p text:style-name="P6"><text:span text:style-name="T38"/></text:p>
      <text:p text:style-name="P6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